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
      <style:text-properties style:font-name="Liberation Serif" fo:font-size="12pt" officeooo:rsid="00210bb4" officeooo:paragraph-rsid="0003facc" style:font-size-asian="12pt" style:font-size-complex="12pt"/>
    </style:style>
    <style:style style:name="P9" style:family="paragraph" style:parent-style-name="sub_20_judul_20_A.1">
      <style:text-properties style:font-name="Liberation Serif" fo:font-size="12pt" officeooo:rsid="0022ddef" officeooo:paragraph-rsid="0003facc" style:font-size-asian="12pt" style:font-size-complex="12pt"/>
    </style:style>
    <style:style style:name="P10"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1" style:family="paragraph" style:parent-style-name="sub_20_judul_20_isi">
      <style:text-properties style:font-name="Liberation Serif" fo:font-size="12pt" officeooo:paragraph-rsid="0003facc" style:font-size-asian="12pt" style:font-size-complex="12pt"/>
    </style:style>
    <style:style style:name="P12" style:family="paragraph" style:parent-style-name="penelitian_20_sebelum_20_nya">
      <style:text-properties officeooo:paragraph-rsid="0003facc"/>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fo:font-size="12pt" officeooo:rsid="0022ddef" officeooo:paragraph-rsid="0003facc" style:font-size-asian="12pt" style:font-size-complex="12pt"/>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7" style:family="paragraph" style:parent-style-name="sub_20_judul_20_A.1_20_isi">
      <style:text-properties officeooo:paragraph-rsid="0003facc"/>
    </style:style>
    <style:style style:name="P18"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19"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0" style:family="paragraph" style:parent-style-name="penelitian_20_sebelum_20_nya" style:list-style-name="L1">
      <style:text-properties officeooo:paragraph-rsid="0003facc"/>
    </style:style>
    <style:style style:name="P21" style:family="paragraph" style:parent-style-name="penelitian_20_sebelum_20_nya" style:list-style-name="L1">
      <style:text-properties officeooo:paragraph-rsid="000ae8f2"/>
    </style:style>
    <style:style style:name="P22" style:family="paragraph" style:parent-style-name="penelitian_20_sebelum_20_nya" style:list-style-name="L1">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3" style:family="paragraph" style:parent-style-name="penelitian_20_sebelum_20_nya" style:list-style-name="L1">
      <style:text-properties style:font-name="Liberation Serif" fo:font-size="12pt" fo:font-style="normal" officeooo:paragraph-rsid="000ae8f2" style:font-size-asian="12pt" style:font-style-asian="normal" style:font-size-complex="12pt" style:font-style-complex="normal"/>
    </style:style>
    <style:style style:name="P24" style:family="paragraph" style:parent-style-name="penelitian_20_sebelum_20_nya" style:list-style-name="L1">
      <style:text-properties fo:font-style="normal" officeooo:paragraph-rsid="0003facc" style:font-style-asian="normal" style:font-style-complex="normal"/>
    </style:style>
    <style:style style:name="P25" style:family="paragraph" style:parent-style-name="penelitian_20_sebelum_20_nya" style:list-style-name="L1">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6" style:family="paragraph" style:parent-style-name="sub_20_judul_20_isi" style:list-style-name="L3">
      <style:text-properties style:font-name="Liberation Serif" fo:font-size="12pt" officeooo:rsid="000e8c0e" officeooo:paragraph-rsid="000e8c0e" style:font-size-asian="12pt" style:font-size-complex="12pt"/>
    </style:style>
    <style:style style:name="P27" style:family="paragraph" style:parent-style-name="sub_20_judul_20_isi" style:list-style-name="L4">
      <style:text-properties style:font-name="Liberation Serif" fo:font-size="12pt" officeooo:rsid="00106396" officeooo:paragraph-rsid="00106396" style:font-size-asian="12pt" style:font-size-complex="12pt"/>
    </style:style>
    <style:style style:name="P28" style:family="paragraph" style:parent-style-name="sub_20_judul_20_isi" style:list-style-name="L4">
      <style:text-properties style:font-name="Liberation Serif" fo:font-size="12pt" officeooo:rsid="00087a13" officeooo:paragraph-rsid="000e8c0e" style:font-size-asian="12pt" style:font-size-complex="12pt"/>
    </style:style>
    <style:style style:name="P29"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0"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fo:font-style="normal" officeooo:rsid="000d4981" officeooo:paragraph-rsid="00087a13" style:font-size-asian="12pt" style:font-style-asian="normal" style:font-size-complex="12pt" style:font-style-complex="normal"/>
    </style:style>
    <style:style style:name="P31" style:family="paragraph" style:parent-style-name="sub_20_judul_20_isi_20_A" style:list-style-name="L2"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32"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64f17f" style:font-size-asian="12pt" style:font-size-complex="12pt"/>
    </style:style>
    <style:style style:name="T17"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8" style:family="text">
      <style:text-properties style:font-name="Liberation Serif" fo:font-size="12pt" fo:font-style="normal" style:font-size-asian="12pt" style:font-style-asian="normal" style:font-size-complex="12pt" style:font-style-complex="normal"/>
    </style:style>
    <style:style style:name="T19" style:family="text">
      <style:text-properties style:font-name="Liberation Serif" fo:font-size="12pt" fo:font-style="italic" style:font-size-asian="12pt" style:font-style-asian="italic" style:font-size-complex="12pt" style:font-style-complex="italic"/>
    </style:style>
    <style:style style:name="T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officeooo:rsid="00693cfe"/>
    </style:style>
    <style:style style:name="T22" style:family="text">
      <style:text-properties fo:color="#000000" fo:language="id" fo:country="ID" fo:background-color="#ffffff" loext:char-shading-value="0" style:font-name-asian="Times New Roman" style:language-asian="id" style:country-asian="ID" style:font-name-complex="Times New Roman"/>
    </style:style>
    <style:style style:name="T23" style:family="text">
      <style:text-properties fo:color="#000000" fo:language="id" fo:country="ID" style:font-name-asian="Times New Roman" style:language-asian="id" style:country-asian="ID" style:font-name-complex="Times New Roman"/>
    </style:style>
    <style:style style:name="T24"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5"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6"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28"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29"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0"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1"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7"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8"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9" style:family="text">
      <style:text-properties officeooo:rsid="00680f6b"/>
    </style:style>
    <style:style style:name="T40" style:family="text">
      <style:text-properties officeooo:rsid="0022ddef"/>
    </style:style>
    <style:style style:name="T41" style:family="text">
      <style:text-properties officeooo:rsid="006501f0"/>
    </style:style>
    <style:style style:name="T42" style:family="text">
      <style:text-properties officeooo:rsid="00251249"/>
    </style:style>
    <style:style style:name="T43" style:family="text">
      <style:text-properties officeooo:rsid="00258408"/>
    </style:style>
    <style:style style:name="T44" style:family="text">
      <style:text-properties officeooo:rsid="005ae2a8"/>
    </style:style>
    <style:style style:name="T45" style:family="text">
      <style:text-properties fo:font-style="normal" style:font-style-asian="normal" style:font-style-complex="normal"/>
    </style:style>
    <style:style style:name="T46" style:family="text">
      <style:text-properties fo:font-style="normal" officeooo:rsid="000d4981" style:font-style-asian="normal" style:font-style-complex="normal"/>
    </style:style>
    <style:style style:name="T47" style:family="text">
      <style:text-properties officeooo:rsid="000c680b"/>
    </style:style>
    <style:style style:name="T48" style:family="text">
      <style:text-properties officeooo:rsid="000d4981"/>
    </style:style>
    <style:style style:name="T49" style:family="text">
      <style:text-properties officeooo:rsid="000e8c0e"/>
    </style:style>
    <style:style style:name="T50" style:family="text">
      <style:text-properties officeooo:rsid="001212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BAB II</text:h>
      <text:h text:style-name="P19" text:outline-level="1">DESKRIPSI TEORITIK DAN KERANGKA BERPIKIR</text:h>
      <text:p text:style-name="P4"/>
      <text:p text:style-name="P5"><text:span text:style-name="T4">A. </text:span><text:span text:style-name="T3">Deskripsi Teoritik </text:span></text:p>
      <text:p text:style-name="P8">A.1 GNU</text:p>
      <text:p text:style-name="P15"><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6"><text:tab/>GNU dikembangkan oleh Proyek GNU, dan program-program yang dirilis di bawah bantuan proyek bernama <text:span text:style-name="T45">paket-paket</text:span><text:span text:style-name="T6"> </text:span><text:span text:style-name="T45">GNU</text:span> atau <text:span text:style-name="T45">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6"><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6"><text:tab/>Lisensi Publik Umum <text:span text:style-name="T45">GNU (GPL)</text:span><text:span text:style-name="T7">,</text:span> <text:span text:style-name="T7">LGPL,</text:span> dan <text:span text:style-name="T7">Lisensi </text:span><text:span text:style-name="T45">Dokumentasi Bebas</text:span><text:span text:style-name="T7"> GNU (GFDL) </text:span>ditulis untuk GNU, tetapi juga dipakai oleh banyak proyek yang tidak bersangkutan.</text:p>
      <text:p text:style-name="P17"><text:soft-page-break/><text:span text:style-name="T14"><text:tab/>Menurut (</text:span>Richard Stallman:<text:span text:style-name="T21">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0">file</text:span><text:span text:style-name="T13"> ini langsung dari proyek GNU dan baru-baru ini, silakan periksa untuk versi yang lebih baru. Anda bisa mendapatkan Standar Pengkodean GNU dari server web GNU di berbagai format, termasuk sumber </text:span><text:span text:style-name="T20">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0">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text:span><text:soft-page-break/><text:span text:style-name="T13">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Rilis Standar Pengkodean GNU ini terakhir diperbaharui 25 Juli 2016.</text:span></text:p>
      <text:p text:style-name="P16"/>
      <text:p text:style-name="P8">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5"><text:span text:style-name="T22"><text:tab/>Menurut (Winarno, dkk, 2014) </text:span>bahwa Linux adalah nama sistem operasi komputer bertipe unix dengan kode sumber terbuka sehingga dapat dimodifikasi, digunakan, dan didistribusikan kembali secara bebas oleh siapa saja.</text:p>
      <text:p text:style-name="P17"><text:span text:style-name="T39"><text:tab/>Menurut (Nabil Litayem, dkk, 2011)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text:soft-page-break/>pada ekstensi tersebut dengan tambahan nilai kualitas dukungan. Varian Linux real-time sebenarnya berhasil digunakan dalam berbagai aplikasi [5]. Karena meningkatkan popularitas Linux di bidang <text:span text:style-name="T7">embedded system</text:span>, banyak upaya yang dihabiskan dan diusulkan untuk mengubah Linux kernel menjadi solusi real-time. Karya-karya ini menghasilkan beberapa implementasi Linux real-time.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real-time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Hardware-in-the-Loop,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text:soft-page-break/>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text:soft-page-break/>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8">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M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cloning dari system <text:soft-page-break/>operasi dan seluruh aplikasi yang <text:span text:style-name="T7">terinstall</text:span> di komputer kita. Selain itu juga digunakan untuk remaster distro linux<text:span text:style-name="T23">.</text:span></text:p>
      <text:p text:style-name="P15"><text:span text:style-name="T23"><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5"/>
      <text:p text:style-name="P8">A.4 <text:span text:style-name="T40">UCK</text:span></text:p>
      <text:p text:style-name="P17"><text:span text:style-name="T15"><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5"> </text:span></text:a><text:span text:style-name="T15">secara </text:span><text:span text:style-name="T19">default</text:span><text:span text:style-name="T15"> telah disertakan dalam distribusi Ubunt</text:span><text:span text:style-name="T16">u</text:span><text:span text:style-name="T15">.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3">Wahyu Agung (2010:12) </text:span>UCK merupakan kumpulan script yang dibuat untuk memodifikasi ISO image Ubuntu dan turunan nya, secara mudah UCK bisa disebut juga sebagai otomatisasi dari tools-tools <text:span text:style-name="T45">(squash,mkisofs,dkk)</text:span> remaster yang biasanya digunakan untuk memodifikasi Ubuntu image secara manual.</text:p>
      <text:p text:style-name="P17"><text:soft-page-break/><text:tab/>Nabil LITAYEM <text:span text:style-name="T41">(2011)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7"/>
      <text:p text:style-name="P9">A.5 Xubuntu</text:p>
      <text:p text:style-name="P17">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5">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text:soft-page-break/>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9">A.6 <text:span text:style-name="T42">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9">A.7 <text:s/><text:span text:style-name="T43">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text:soft-page-break/>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0">Olivier Fourdan memulai proyek ini pada tahun 1996. Nama "</text:span><text:span text:style-name="T8">Xfce"</text:span><text:span text:style-name="T40"> awalnya singkatan dari </text:span><text:span text:style-name="T8">"XForms Common Environment"</text:span><text:span text:style-name="T40">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0"> tetapi sebagai </text:span><text:span text:style-name="T8">"Xfce"</text:span><text:span text:style-name="T40">. Para pengembangnya menyatakan bahwa nama tersebut bukanlah singkatan.</text:span></text:p>
      <text:p text:style-name="P14"/>
      <text:p text:style-name="P7">B. Penelitian Sebelumnya</text:p>
      <text:p text:style-name="P11"><text:tab/>Mengidentifikasi metode yang pernah dilakukan atau pun penelitian yang mengembangkan penelitian sebelumnya, mengetahui orang lain yang memiliki spesialisasi serta penelitian sebelumnya. Beberapa literature review tersebut antara lain :</text:p>
      <text:list xml:id="list167151869" text:style-name="L1">
        <text:list-item>
          <text:list>
            <text:list-item>
              <text:p text:style-name="P20"><text:span text:style-name="T30">Penelitian Yang Dilakukan Oleh Tommi Albert Surbakti</text:span><text:span text:style-name="T33"> Dari </text:span><text:a xlink:type="simple" xlink:href="http://elib.unikom.ac.id/gdl.php?mod=browse&amp;node=0" text:style-name="Internet_20_link" text:visited-style-name="Visited_20_Internet_20_Link"><text:span text:style-name="T35">S1-Final Project</text:span></text:a><text:span text:style-name="T33"> <text:s/></text:span><text:span text:style-name="T34">Unikom Bandung</text:span><text:span text:style-name="T30"> </text:span><text:span text:style-name="T33">Yang Berjudul </text:span><text:span text:style-name="T36">“</text:span><text:span text:style-name="T37">remastering Sistem Operasi Berbasis Linux”. </text:span><text:span text:style-name="T30">linux mulai banyak digunakan oleh masyarakat baik oleh pengembang perangkat lunak (developer) ataupun pengguna </text:span><text:soft-page-break/><text:span text:style-name="T30">biasa. kebutuhan </text:span><text:span text:style-name="T32">a</text:span><text:span text:style-name="T30">kan sistem </text:span><text:span text:style-name="T32">o</text:span><text:span text:style-name="T30">perasi </text:span><text:span text:style-name="T32">l</text:span><text:span text:style-name="T30">inux </text:span><text:span text:style-name="T32">y</text:span><text:span text:style-name="T30">ang </text:span><text:span text:style-name="T32">m</text:span><text:span text:style-name="T30">udah </text:span><text:span text:style-name="T32">u</text:span><text:span text:style-name="T30">ntuk digunakan dan memiliki antarmuka yang </text:span><text:span text:style-name="T37">user friendly</text:span><text:span text:style-name="T30"> mendorong banyak orang melakukan remastering linux, remastering adalah proses mengubah linux dari versi linux yang sudah ada, baik menambah maupun menguran</text:span><text:span text:style-name="T17">gi aplikasi. </text:span></text:p>
              <text:p text:style-name="P22"/>
            </text:list-item>
            <text:list-item>
              <text:p text:style-name="P24"><text:span text:style-name="T24">Penelitian Yang Dilakukan </text:span><text:span text:style-name="T25">Oleh Rahmat Purwoko, “</text:span><text:span text:style-name="T27">Rancang Bangun Distro Linux Server Monitoring</text:span><text:span text:style-name="T25"> pada </text:span><text:span text:style-name="T27">Sistem Monitoring photovoltaic”</text:span><text:span text:style-name="T25">. Photovoltaic merupakan salah satu Renewable Energy yang mulai diteliti pemanfaatannya. Sistem monitoring untuk photovoltaic di Universitas Indonesia secara realtime sudah diteliti sebelumnya. </text:span><text:span text:style-name="T27">System</text:span><text:span text:style-name="T25"> tersebut dibuat dengan </text:span><text:span text:style-name="T27">platform system</text:span><text:span text:style-name="T25"> operasi </text:span><text:span text:style-name="T27">komersial</text:span><text:span text:style-name="T25"> dan </text:span><text:span text:style-name="T27">system</text:span><text:span text:style-name="T25"> komunikasi yang digunakan adalah</text:span><text:span text:style-name="T27"> system serial</text:span><text:span text:style-name="T25"> (RS232). Agar </text:span><text:span text:style-name="T27">monitoring</text:span><text:span text:style-name="T25"> dapat diakses dari jaringan baik </text:span><text:span text:style-name="T27">local</text:span><text:span text:style-name="T25">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7">software-software Open Source</text:span><text:span text:style-name="T25"> serta dikemas dalam suatu distro Linux </text:span><text:span text:style-name="T27">server</text:span><text:span text:style-name="T25">. Dengan lisensi </text:span><text:span text:style-name="T27">GPL (GNU Public License),</text:span><text:span text:style-name="T25"> diharapkan distro ini dapat digunakan pada </text:span><text:span text:style-name="T27">instalasi</text:span><text:span text:style-name="T25"> sis</text:span><text:span text:style-name="T26">t</text:span><text:span text:style-name="T25">em photovoltaic tanpa harus mengunakan banyak biaya.</text:span></text:p>
            </text:list-item>
          </text:list>
        </text:list-item>
      </text:list>
      <text:p text:style-name="P13"/>
      <text:list xml:id="list75505947466165" text:continue-numbering="true" text:style-name="L1">
        <text:list-item>
          <text:list>
            <text:list-item>
              <text:p text:style-name="P21"><text:span text:style-name="T31">Penelitian Yang Dilakukan Oleh Yudhistira, Ferico “</text:span><text:span text:style-name="Emphasis"><text:span text:style-name="T38">Remaster Distro Linux Ubuntu 10.04 Lts</text:span></text:span><text:span text:style-name="Emphasis"><text:span text:style-name="T31"> Menggunakan </text:span></text:span><text:span text:style-name="Emphasis"><text:span text:style-name="T38">Remastersys”</text:span></text:span><text:span text:style-name="Emphasis"><text:span text:style-name="T31">.</text:span></text:span><text:span text:style-name="T31"> Other Thesis, University of Muhammadiyah Malang. Linux mulai banyak digunakan oleh masyarakat baik oleh pengembang perangkat lunak (</text:span><text:span text:style-name="T38">developer</text:span><text:span text:style-name="T31">) ataupun pengguna biasa. Kebutuhan akan sistem operasi linux yang mudah untuk digunakan dan memiliki antarmuka yang </text:span><text:span text:style-name="T38">user friendly</text:span><text:span text:style-name="T31">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8">software</text:span><text:span text:style-name="T31"> bebas atau gratis. Pada </text:span><text:soft-page-break/><text:span text:style-name="T31">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38">download source code</text:span><text:span text:style-name="T31">, </text:span><text:span text:style-name="T38">instalasi</text:span><text:span text:style-name="T31"> sistem operasi, proses modifikasi (remastering) dan mengubah hasil remastering menjadi </text:span><text:span text:style-name="T38">file</text:span><text:span text:style-name="T31"> ISO sehingga bisa di install. Dengan adanya distro hasil remastering ini, penulis berharap semakin banyak pengguna yang menggunakan Linux sehingga dapat menghindari pembajakan </text:span><text:span text:style-name="T38">software</text:span><text:span text:style-name="T31">.</text:span></text:p>
              <text:p text:style-name="P25"/>
            </text:list-item>
            <text:list-item>
              <text:p text:style-name="P21"><text:span text:style-name="T31">Penelitian Yang Dilakukan Oleh Hapsari, Faradillah (2012) “</text:span><text:span text:style-name="Emphasis"><text:span text:style-name="T38">Rancang Bangun Distro Linux Untuk Pendidikan Anak-Anak Usia Dini” (4-5 Tahun)</text:span></text:span><text:span text:style-name="Emphasis"><text:span text:style-name="T31"> (Studi Kasus Di Tk Aba Iv Lawang).</text:span></text:span><text:span text:style-name="T31"> Other thesis, University of Muhammadiyah Malang. </text:span><text:span text:style-name="T18">Linux Distro adalah proyek yang bertujuan untuk mengelola koleksi perangkat lunak berbasis linux dan memfasilitasi instalasi dari sistem operasi Linux. Linux adalah sebuah </text:span><text:span text:style-name="T19">opensource,</text:span><text:span text:style-name="T18"> sehingga akan lebih mudah dikembangkan sesuai kebutuhan pengembang mereka. Salah satu metode pengembangan Linux Distro yang sering digunakan adalah metode Remaster. Remaster tidak membuat Linux Distro dari nol, tetapi membongkar dan mengubah sistem </text:span><text:span text:style-name="T19">file</text:span><text:span text:style-name="T18"> disediakan oleh master penginstal yang ada dalam </text:span><text:span text:style-name="T19">file</text:span><text:span text:style-name="T18"> ISO. Linux installer master yang akan dikuasai ulang adalah </text:span><text:span text:style-name="T19">host</text:span><text:span text:style-name="T18"> linux distro, sehingga kernel menyediakan distro linux dari remaster juga sesuai versi Kernel yang dibuat di distro linux </text:span><text:span text:style-name="T19">host</text:span><text:span text:style-name="T18">-nya. Pada tugas akhir ini dibuat sistem operasi Linux berbasis distro Linux versi Ubuntu 10.10 sebagai distro linux </text:span><text:span text:style-name="T19">host</text:span><text:span text:style-name="T18">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19">Fase</text:span><text:span text:style-name="T18"> pertama untuk mengubah paket, pustaka, alat, dan aplikasi yang dibutuhkan. Selanjutnya, proses remaster kedua yang bertujuan mengubah tampilan </text:span><text:soft-page-break/><text:span text:style-name="T18">sistem operasi sesuai dengan anak-anak. Dengan dua fase remaster, akan menciptakan distro linux yang menarik, sederhana, mudah, dan edukatif.</text:span></text:p>
              <text:p text:style-name="P23"/>
            </text:list-item>
            <text:list-item>
              <text:p text:style-name="P21"><text:span text:style-name="T28">Penelitian Yang Dilakukan </text:span><text:span text:style-name="T29">Oleh </text:span>Laru Saji Asmara, “<text:span text:style-name="T7">Pembuatan Distro Linux Linarta (linux Surakarta) Sebagai Upaya Peningkatan Ketertarikan Masyarakat Surakarta</text:span>” Pada Sistem Operasi Linux <text:span text:style-name="T44">Dari Tugas Akhir Universitas Muhammadiyah Surakarta. Penelitian ini dilakukan dengan tahapan tahapan seperti pemilihan distro linux, pengumpulan peralatan pendukung, pengumpulan konten kota Surakarta, proses </text:span><text:span text:style-name="T9">remastering</text:span><text:span text:style-name="T44">, pembuatan </text:span><text:span text:style-name="T9">file</text:span><text:span text:style-name="T44"> .iso, pengujian </text:span><text:span text:style-name="T9">file</text:span><text:span text:style-name="T44"> .iso yang baru pada pc/laptop, analisa </text:span><text:span text:style-name="T9">file</text:span><text:span text:style-name="T44"> .iso , dan pembagian CD linarta dan </text:span><text:span text:style-name="T9">kuisioner</text:span><text:span text:style-name="T44"> pada responden. <text:s/>Selain itu dilakukan juga editing terhadap tampilan background standard, tampilan </text:span><text:span text:style-name="T9">usplash</text:span><text:span text:style-name="T44">, tampilan </text:span><text:span text:style-name="T9">booting</text:span><text:span text:style-name="T44">, dan </text:span><text:span text:style-name="T9">background</text:span><text:span text:style-name="T44"> pada </text:span><text:span text:style-name="T9">progress</text:span><text:span text:style-name="T44"> bar atau </text:span><text:span text:style-name="T9">loading screen</text:span><text:span text:style-name="T44">. Tahapan tersebut harus terpenuhi sebagai syarat terbentuknya distro baru sesuai keinginan kita.</text:span></text:p>
            </text:list-item>
          </text:list>
        </text:list-item>
      </text:list>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7">C. Kerangka Berpikir</text:p>
      <table:table table:name="Table1" table:style-name="Table1">
        <table:table-column table:style-name="Table1.A"/>
        <table:table-row>
          <table:table-cell table:style-name="Table1.A1" office:value-type="string">
            <text:p text:style-name="P11">Permasalahan :</text:p>
            <text:list xml:id="list292704767" text:style-name="L2">
              <text:list-item>
                <text:p text:style-name="P31">Distro-distro berbasis <text:span text:style-name="T49">linux</text:span> kurang efisien.</text:p>
              </text:list-item>
              <text:list-item>
                <text:p text:style-name="P29"><text:span text:style-name="T48">Penggunaan sistem operasi berbasis </text:span><text:span text:style-name="T10">Open Source </text:span><text:span text:style-name="T46">kurang maksimal karena belum ada distro berbasis mahasiswa.</text:span></text:p>
                <text:p text:style-name="P30"><draw:custom-shape text:anchor-type="paragraph" draw:z-index="0" draw:name="Shape1" draw:style-name="gr1" draw:text-style-name="P32"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able:table-cell>
        </table:table-row>
      </table:table>
      <text:p text:style-name="P7"/>
      <table:table table:name="Table2" table:style-name="Table2">
        <table:table-column table:style-name="Table2.A"/>
        <table:table-row>
          <table:table-cell table:style-name="Table2.A1" office:value-type="string">
            <text:p text:style-name="P11">Teori :</text:p>
            <text:list xml:id="list1238828464" text:style-name="L3">
              <text:list-item>
                <text:p text:style-name="P26">Remaster adalah sebuah teknik untuk melakukan modifikasi pada sistem operasi berbasis linux. </text:p>
              </text:list-item>
              <text:list-item>
                <text:p text:style-name="P26"><draw:custom-shape text:anchor-type="paragraph" draw:z-index="1" draw:name="Shape1" draw:style-name="gr2" draw:text-style-name="P32"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1">Solusi :</text:p>
            <text:list xml:id="list2713779762" text:style-name="L4">
              <text:list-item>
                <text:p text:style-name="P27">Dengan remaster dapat membuat distro <text:span text:style-name="T50">linux</text:span> yang lebih efisien.</text:p>
              </text:list-item>
              <text:list-item>
                <text:p text:style-name="P28">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6-05T07:55:05.071843648</dc:date>
    <meta:editing-duration>PT40M28S</meta:editing-duration>
    <meta:editing-cycles>16</meta:editing-cycles>
    <meta:generator>LibreOffice/6.0.3.2$Linux_X86_64 LibreOffice_project/00m0$Build-2</meta:generator>
    <meta:print-date>2018-06-05T07:45:37.675926318</meta:print-date>
    <meta:document-statistic meta:table-count="3" meta:image-count="0" meta:object-count="0" meta:page-count="14" meta:paragraph-count="57" meta:word-count="3344" meta:character-count="25060" meta:non-whitespace-character-count="21742"/>
  </office:meta>
</office:document-meta>
</file>